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201000002580000009420D871E7.png" manifest:media-type="image/png"/>
  <manifest:file-entry manifest:full-path="Pictures/100000000000036C00000248F99B1600.jpg" manifest:media-type="image/jpe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7.7cm" svg:height="18.951cm" svg:x="1cm" svg:y="1.049cm">
          <draw:image xlink:href="Pictures/100000000000036C00000248F99B1600.jpg" xlink:type="simple" xlink:show="embed" xlink:actuate="onLoad">
            <text:p/>
          </draw:image>
        </draw:frame>
        <draw:frame draw:style-name="gr1" draw:text-style-name="P1" draw:layer="layout" svg:width="10cm" svg:height="2.47cm" svg:x="18.7cm" svg:y="17.5cm">
          <draw:image xlink:href="Pictures/10000201000002580000009420D871E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atrick </meta:initial-creator>
    <meta:creation-date>2014-05-17T23:22:37</meta:creation-date>
    <dc:date>2014-05-17T23:40:38</dc:date>
    <dc:creator>Patrick </dc:creator>
    <meta:editing-duration>PT00H18M03S</meta:editing-duration>
    <meta:editing-cycles>1</meta:editing-cycles>
    <meta:document-statistic meta:object-count="2"/>
    <meta:generator>OpenOffice.org/3.2$Linux OpenOffice.org_project/320m12$Build-9483</meta:generator>
  </office:meta>
</office:document-meta>
</file>